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3.0193in"/>
    </style:style>
    <style:style style:name="co3" style:family="table-column">
      <style:table-column-properties fo:break-before="auto" style:column-width="2.9035in"/>
    </style:style>
    <style:style style:name="co4" style:family="table-column">
      <style:table-column-properties fo:break-before="auto" style:column-width="0.9744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1.689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1.3547in" fo:break-before="auto" style:use-optimal-row-height="true"/>
    </style:style>
    <style:style style:name="ro5" style:family="table-row">
      <style:table-row-properties style:row-height="0.8528in" fo:break-before="auto" style:use-optimal-row-height="true"/>
    </style:style>
    <style:style style:name="ro6" style:family="table-row">
      <style:table-row-properties style:row-height="1.0201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Respuestas_20_de_20_formulario_20_1">
      <style:table-properties table:display="true" style:writing-mode="lr-tb"/>
    </style:style>
    <style:style style:name="ce1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442f65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order-bottom="0.74pt solid #ffffff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0.74pt solid #f8f9fa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order-bottom="0.74pt solid #442f65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5b3f86" style:diagonal-bl-tr="none" style:diagonal-tl-br="none" style:text-align-source="fix" style:repeat-content="false" fo:wrap-option="no-wrap" fo:border-left="0.74pt solid #442f65" style:direction="ltr" fo:border-right="0.74pt solid #442f65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5b3f86" style:diagonal-bl-tr="none" style:diagonal-tl-br="none" style:text-align-source="fix" style:repeat-content="false" fo:wrap-option="no-wrap" fo:border-left="0.74pt solid #442f65" style:direction="ltr" fo:border-right="0.74pt solid #442f65" style:rotation-angle="0" style:rotation-align="none" style:shrink-to-fit="false" fo:border-top="0.74pt solid #5b3f86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442f65" style:direction="ltr" fo:border-right="0.74pt solid #442f65" style:rotation-angle="0" style:rotation-align="none" style:shrink-to-fit="false" fo:border-top="0.74pt solid #5b3f86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442f65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uestas de formulario 1_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1" table:number-columns-repeated="6" table:default-cell-style-name="Default"/>
        <table:table-column table:style-name="co4" table:number-columns-repeated="1001" table:default-cell-style-name="Default"/>
        <table:table-row table:style-name="ro1">
          <table:table-cell table:style-name="ce1" office:value-type="string" calcext:value-type="string">
            <text:p>Pregunta_1</text:p>
          </table:table-cell>
          <table:table-cell table:style-name="ce1" office:value-type="string" calcext:value-type="string">
            <text:p>Pregunta_2</text:p>
          </table:table-cell>
          <table:table-cell table:style-name="ce1" office:value-type="string" calcext:value-type="string">
            <text:p>Pregunta_3</text:p>
          </table:table-cell>
          <table:table-cell table:style-name="ce1" office:value-type="string" calcext:value-type="string">
            <text:p>Pregunta_4</text:p>
          </table:table-cell>
          <table:table-cell table:style-name="ce1" office:value-type="string" calcext:value-type="string">
            <text:p>Pregunta_5</text:p>
          </table:table-cell>
          <table:table-cell table:style-name="ce1" office:value-type="string" calcext:value-type="string">
            <text:p>Pregunta_6</text:p>
          </table:table-cell>
          <table:table-cell table:style-name="ce1" office:value-type="string" calcext:value-type="string">
            <text:p>Pregunta_7</text:p>
          </table:table-cell>
          <table:table-cell table:style-name="ce1" office:value-type="string" calcext:value-type="string">
            <text:p>Pregunta_8</text:p>
          </table:table-cell>
          <table:table-cell table:style-name="ce1" office:value-type="string" calcext:value-type="string">
            <text:p>Pregunta_9</text:p>
          </table:table-cell>
          <table:table-cell table:style-name="ce1" office:value-type="string" calcext:value-type="string">
            <text:p>Pregunta_10</text:p>
          </table:table-cell>
          <table:table-cell table:style-name="ce1" office:value-type="string" calcext:value-type="string">
            <text:p>Pregunta_11</text:p>
          </table:table-cell>
          <table:table-cell table:style-name="ce1" office:value-type="string" calcext:value-type="string">
            <text:p>Pregunta_12</text:p>
          </table:table-cell>
          <table:table-cell table:style-name="ce1" office:value-type="string" calcext:value-type="string">
            <text:p>Pregunta_13</text:p>
          </table:table-cell>
          <table:table-cell table:style-name="ce1" office:value-type="string" calcext:value-type="string">
            <text:p>Pregunta_14</text:p>
          </table:table-cell>
          <table:table-cell table:style-name="ce1" office:value-type="string" calcext:value-type="string">
            <text:p>Pregunta_15</text:p>
          </table:table-cell>
          <table:table-cell table:style-name="ce1" office:value-type="string" calcext:value-type="string">
            <text:p>Pregunta_16</text:p>
          </table:table-cell>
          <table:table-cell table:style-name="ce1" office:value-type="string" calcext:value-type="string">
            <text:p>Pregunta_17</text:p>
          </table:table-cell>
          <table:table-cell table:style-name="ce1"/>
          <table:table-cell table:number-columns-repeated="1006"/>
        </table:table-row>
        <table:table-row table:style-name="ro2">
          <table:table-cell table:style-name="ce2" office:value-type="date" office:date-value="2025-09-17T20:35:23.66" calcext:value-type="date">
            <text:p>9/17/2025 20:35:23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Básic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Más de 1 vez por mes</text:p>
          </table:table-cell>
          <table:table-cell table:style-name="ce6" office:value-type="string" calcext:value-type="string">
            <text:p>Baja velocidad / Intermitencia</text:p>
          </table:table-cell>
          <table:table-cell table:style-name="ce6" office:value-type="string" calcext:value-type="string">
            <text:p>Nos dijeron que no habíamos pagado, y un día antes cayó notificación de pago exitoso 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/>
          <table:table-cell table:style-name="ce6" office:value-type="string" calcext:value-type="string">
            <text:p>Pues un buen tiempo</text:p>
            <text:p>Se llama</text:p>
            <text:p>Se espera</text:p>
            <text:p>Nos conectan</text:p>
            <text:p>Se explica el problema</text:p>
            <text:p>Nos dicen que no hemos pagado</text:p>
            <text:p>Se dan datos pa decir que si se ha pagado</text:p>
            <text:p>Revisa</text:p>
            <text:p>Dicen que arreglaran el problema</text:p>
            <text:p/>
          </table:table-cell>
          <table:table-cell table:style-name="ce10" office:value-type="string" calcext:value-type="string">
            <text:p>Intermitencia / desconexiones frecuente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0:36:47.42" calcext:value-type="date">
            <text:p>9/17/2025 20:36:47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Más de 1 vez por mes</text:p>
          </table:table-cell>
          <table:table-cell table:style-name="ce7" office:value-type="string" calcext:value-type="string">
            <text:p>Baja velocidad / Intermitencia</text:p>
          </table:table-cell>
          <table:table-cell table:style-name="ce7" office:value-type="string" calcext:value-type="string">
            <text:p>Reemplazo de equipo / recolección en sucursal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1–3 días</text:p>
          </table:table-cell>
          <table:table-cell table:style-name="ce7" office:value-type="string" calcext:value-type="string">
            <text:p>No apliqué mensajerí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epende del costo/urgencia.</text:p>
          </table:table-cell>
          <table:table-cell table:style-name="ce7" office:value-type="string" calcext:value-type="string">
            <text:p>Menos de 1 hora</text:p>
          </table:table-cell>
          <table:table-cell table:style-name="ce7"/>
          <table:table-cell table:style-name="ce11" office:value-type="string" calcext:value-type="string">
            <text:p>Sin servicio / corte total, Velocidad inferior a lo contratado, Intermitencia / desconexiones frecuentes, Largos tiempos de espera para atención telefónica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0:38:39.76" calcext:value-type="date">
            <text:p>9/17/2025 20:38:39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fija</text:p>
          </table:table-cell>
          <table:table-cell table:style-name="ce6" office:value-type="string" calcext:value-type="string">
            <text:p>Avanzad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Menos de 1 vez al año</text:p>
          </table:table-cell>
          <table:table-cell table:style-name="ce6" office:value-type="string" calcext:value-type="string">
            <text:p>Corte de servicio / Sin internet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Inmediatamente</text:p>
          </table:table-cell>
          <table:table-cell table:style-name="ce6" office:value-type="string" calcext:value-type="string">
            <text:p>Problemas de Fallo en el Internet se iba cada vez seguido durante un par de días</text:p>
          </table:table-cell>
          <table:table-cell table:style-name="ce10" office:value-type="string" calcext:value-type="string">
            <text:p>Sin servicio / corte total, Largos tiempos de espera para atención telefónica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0:41:25.57" calcext:value-type="date">
            <text:p>9/17/2025 20:41:25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Avanzad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Corte de servicio / Sin internet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No apliqué mensajerí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Vi el corte de internet, paso un dia, llamamos</text:p>
          </table:table-cell>
          <table:table-cell table:style-name="ce11" office:value-type="string" calcext:value-type="string">
            <text:p>Sin servicio / corte total, Velocidad inferior a lo contratado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0:44:58.33" calcext:value-type="date">
            <text:p>9/17/2025 20:44:58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Básic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Corte de servicio / Sin internet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Llamé a la linea, me comunique con el personal, me indicaron que esperara unos minutos, el problema se resolvió</text:p>
          </table:table-cell>
          <table:table-cell table:style-name="ce10" office:value-type="string" calcext:value-type="string">
            <text:p>Sin servicio / corte total, Intermitencia / desconexiones frecuente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0:45:20.77" calcext:value-type="date">
            <text:p>9/17/2025 20:45:20</text:p>
          </table:table-cell>
          <table:table-cell table:style-name="ce7" office:value-type="string" calcext:value-type="string">
            <text:p>55–6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Chat en sitio web</text:p>
          </table:table-cell>
          <table:table-cell table:style-name="ce7" office:value-type="string" calcext:value-type="string">
            <text:p>Más de 1 vez por mes</text:p>
          </table:table-cell>
          <table:table-cell table:style-name="ce7" office:value-type="string" calcext:value-type="string">
            <text:p>Fallo en equipo (router, módem)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Bo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1–24 horas</text:p>
          </table:table-cell>
          <table:table-cell table:style-name="ce7"/>
          <table:table-cell table:style-name="ce11" office:value-type="string" calcext:value-type="string">
            <text:p>Intermitencia / desconexiones frecuentes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0:45:34.85" calcext:value-type="date">
            <text:p>9/17/2025 20:45:34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Mensajería (WhatsApp u otro)</text:p>
          </table:table-cell>
          <table:table-cell table:style-name="ce6" office:value-type="string" calcext:value-type="string">
            <text:p>Nunca</text:p>
          </table:table-cell>
          <table:table-cell table:style-name="ce6" office:value-type="string" calcext:value-type="string">
            <text:p>por el momento no he tenido mayor inconveniente para decidir contactar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/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Depende del costo/urgencia.</text:p>
          </table:table-cell>
          <table:table-cell table:style-name="ce6" office:value-type="string" calcext:value-type="string">
            <text:p>Más de 1 semana</text:p>
          </table:table-cell>
          <table:table-cell table:style-name="ce6"/>
          <table:table-cell table:style-name="ce10" office:value-type="string" calcext:value-type="string">
            <text:p>Problemas de facturación / cobros erróneo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0:46:44.57" calcext:value-type="date">
            <text:p>9/17/2025 20:46:44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Básico</text:p>
          </table:table-cell>
          <table:table-cell table:style-name="ce7" office:value-type="string" calcext:value-type="string">
            <text:p>Mensajería (WhatsApp u otro)</text:p>
          </table:table-cell>
          <table:table-cell table:style-name="ce7" office:value-type="string" calcext:value-type="string">
            <text:p>1 vez cada 1–3 meses</text:p>
          </table:table-cell>
          <table:table-cell table:style-name="ce7" office:value-type="string" calcext:value-type="string">
            <text:p>Problema de facturación / cobro incorrecto</text:p>
          </table:table-cell>
          <table:table-cell table:style-name="ce7" office:value-type="string" calcext:value-type="string">
            <text:p>Compensación / ajuste en factura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epende del costo/urgencia.</text:p>
          </table:table-cell>
          <table:table-cell table:style-name="ce7" office:value-type="string" calcext:value-type="string">
            <text:p>Inmediatamente</text:p>
          </table:table-cell>
          <table:table-cell table:style-name="ce7" office:value-type="string" calcext:value-type="string">
            <text:p>Primeramente me respondió un chat bot, hasta que transfirió el chat a un agente humano quien realizó el seguimiento hasta la solución </text:p>
          </table:table-cell>
          <table:table-cell table:style-name="ce11" office:value-type="string" calcext:value-type="string">
            <text:p>Desde junio estoy con esta empresa y de momento solo he contactado una vez por problema en la facturación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0:48:52.91" calcext:value-type="date">
            <text:p>9/17/2025 20:48:52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móvil</text:p>
          </table:table-cell>
          <table:table-cell table:style-name="ce6" office:value-type="string" calcext:value-type="string">
            <text:p>Avanzado</text:p>
          </table:table-cell>
          <table:table-cell table:style-name="ce6" office:value-type="string" calcext:value-type="string">
            <text:p>Mensajería (WhatsApp u otro)</text:p>
          </table:table-cell>
          <table:table-cell table:style-name="ce6" office:value-type="string" calcext:value-type="string">
            <text:p>Menos de 1 vez al año</text:p>
          </table:table-cell>
          <table:table-cell table:style-name="ce6" office:value-type="string" calcext:value-type="string">
            <text:p>Baja velocidad / Intermitencia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, intentaré repararlo por mi cuenta antes de contactar.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Reportar vía WhatsApp, seleccionar opción de menú en bot, buscar la opción de atención a través de un agente, explicación del caso y resolución. </text:p>
          </table:table-cell>
          <table:table-cell table:style-name="ce10" office:value-type="string" calcext:value-type="string">
            <text:p>Sin servicio / corte total, Velocidad inferior a lo contratado, Intermitencia / desconexiones frecuente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0:49:07.77" calcext:value-type="date">
            <text:p>9/17/2025 20:49:07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Corte de servicio / Sin internet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Menos de 1 hora</text:p>
          </table:table-cell>
          <table:table-cell table:style-name="ce7"/>
          <table:table-cell table:style-name="ce11" office:value-type="string" calcext:value-type="string">
            <text:p>Sin servicio / corte total, Velocidad inferior a lo contratado</text:p>
          </table:table-cell>
          <table:table-cell table:number-columns-repeated="1007"/>
        </table:table-row>
        <table:table-row table:style-name="ro4">
          <table:table-cell table:style-name="ce2" office:value-type="date" office:date-value="2025-09-17T20:50:03.31" calcext:value-type="date">
            <text:p>9/17/2025 20:50:03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móvil</text:p>
          </table:table-cell>
          <table:table-cell table:style-name="ce6" office:value-type="string" calcext:value-type="string">
            <text:p>Avanzado</text:p>
          </table:table-cell>
          <table:table-cell table:style-name="ce6" office:value-type="string" calcext:value-type="string">
            <text:p>Mensajería (WhatsApp u otro)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Problema con línea móvil / datos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1. Iniciar solicitud por medio del WhatsApp</text:p>
            <text:p>2. Recibir atención</text:p>
            <text:p>3. Describir caso para recibir soporte</text:p>
            <text:p>4. Entregar evidencia de hallazgo</text:p>
            <text:p>5. Recibir instrucciones para diagnóstico</text:p>
            <text:p>6. Aplicación de configuraciones requeridas dadas por analista</text:p>
            <text:p>7. Recibir solución </text:p>
            <text:p>8. Llenar encuesta de calidad de servicio</text:p>
          </table:table-cell>
          <table:table-cell table:style-name="ce10" office:value-type="string" calcext:value-type="string">
            <text:p>Velocidad inferior a lo contratado, Problemas de facturación / cobros erróneos, Problemas de configuración de equipos en casa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0:50:32.58" calcext:value-type="date">
            <text:p>9/17/2025 20:50:32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rural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Básico</text:p>
          </table:table-cell>
          <table:table-cell table:style-name="ce7" office:value-type="string" calcext:value-type="string">
            <text:p>Presencial en sucursal</text:p>
          </table:table-cell>
          <table:table-cell table:style-name="ce7" office:value-type="string" calcext:value-type="string">
            <text:p>Menos de 1 vez al año</text:p>
          </table:table-cell>
          <table:table-cell table:style-name="ce7" office:value-type="string" calcext:value-type="string">
            <text:p>Problema con línea móvil / datos</text:p>
          </table:table-cell>
          <table:table-cell table:style-name="ce7" office:value-type="string" calcext:value-type="string">
            <text:p>Compensación / ajuste en factura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No apliqué mensajerí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pende del costo/urgencia.</text:p>
          </table:table-cell>
          <table:table-cell table:style-name="ce7" office:value-type="string" calcext:value-type="string">
            <text:p>Más de 1 semana</text:p>
          </table:table-cell>
          <table:table-cell table:style-name="ce7" office:value-type="string" calcext:value-type="string">
            <text:p>Muy poco</text:p>
          </table:table-cell>
          <table:table-cell table:style-name="ce11" office:value-type="string" calcext:value-type="string">
            <text:p>Intermitencia / desconexiones frecuentes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0:52:40.85" calcext:value-type="date">
            <text:p>9/17/2025 20:52:40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fija</text:p>
          </table:table-cell>
          <table:table-cell table:style-name="ce6" office:value-type="string" calcext:value-type="string">
            <text:p>Básic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Baja velocidad / Intermitencia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4–7 días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Se llamo a servicio a cliente, nos informaron que lo resolverían, no sucedió, volvimos a llamar, dijeron que vendría un técnico al siguiente día por la tarde, no apareció, se volvió a llamar, vino el técnico, reemplazaron el equipo y se solucionó el problemas </text:p>
          </table:table-cell>
          <table:table-cell table:style-name="ce10" office:value-type="string" calcext:value-type="string">
            <text:p>Velocidad inferior a lo contratado, Intermitencia / desconexiones frecuentes, Visitas técnicas demoradas o no resuelven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0:53:14.58" calcext:value-type="date">
            <text:p>9/17/2025 20:53:14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Baja velocidad / Intermitencia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Tal vez</text:p>
          </table:table-cell>
          <table:table-cell table:style-name="ce7" office:value-type="string" calcext:value-type="string">
            <text:p>1–3 días</text:p>
          </table:table-cell>
          <table:table-cell table:style-name="ce7" office:value-type="string" calcext:value-type="string">
            <text:p>Bo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, intentaré repararlo por mi cuenta antes de contactar.</text:p>
          </table:table-cell>
          <table:table-cell table:style-name="ce7" office:value-type="string" calcext:value-type="string">
            <text:p>1–7 días</text:p>
          </table:table-cell>
          <table:table-cell table:style-name="ce7" office:value-type="string" calcext:value-type="string">
            <text:p>Internet lento - llamada - visita técnica con solución </text:p>
          </table:table-cell>
          <table:table-cell table:style-name="ce11" office:value-type="string" calcext:value-type="string">
            <text:p>Sin servicio / corte total, Velocidad inferior a lo contratado, Largos tiempos de espera para atención telefónica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0:54:57.93" calcext:value-type="date">
            <text:p>9/17/2025 20:54:57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Básico</text:p>
          </table:table-cell>
          <table:table-cell table:style-name="ce6" office:value-type="string" calcext:value-type="string">
            <text:p>Mensajería (WhatsApp u otro)</text:p>
          </table:table-cell>
          <table:table-cell table:style-name="ce6" office:value-type="string" calcext:value-type="string">
            <text:p>1 vez cada 1–3 meses</text:p>
          </table:table-cell>
          <table:table-cell table:style-name="ce6" office:value-type="string" calcext:value-type="string">
            <text:p>Corte de servicio / Sin internet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Inmediatamente</text:p>
          </table:table-cell>
          <table:table-cell table:style-name="ce6" office:value-type="string" calcext:value-type="string">
            <text:p>Me había quedado sin internet y escribi por chat respondieron dándome solución adecuada para restablecerla internet </text:p>
          </table:table-cell>
          <table:table-cell table:style-name="ce10" office:value-type="string" calcext:value-type="string">
            <text:p>Problemas de facturación / cobros erróneo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0:54:59.32" calcext:value-type="date">
            <text:p>9/17/2025 20:54:59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</text:p>
          </table:table-cell>
          <table:table-cell table:style-name="ce7" office:value-type="string" calcext:value-type="string">
            <text:p>Avanzad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Corte de servicio / Sin internet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Después que reporté el problema, se me indicó que las fallas eran ocasionadas por la infraestructura que poseen en la zona, así que la indicación que me dieron fue esperar a que los técnicos vinieran a arreglar el problema</text:p>
          </table:table-cell>
          <table:table-cell table:style-name="ce11" office:value-type="string" calcext:value-type="string">
            <text:p>Sin servicio / corte total, Velocidad inferior a lo contratado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0:55:24.58" calcext:value-type="date">
            <text:p>9/17/2025 20:55:24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fija</text:p>
          </table:table-cell>
          <table:table-cell table:style-name="ce6" office:value-type="string" calcext:value-type="string">
            <text:p>Avanzado</text:p>
          </table:table-cell>
          <table:table-cell table:style-name="ce6" office:value-type="string" calcext:value-type="string">
            <text:p>Mensajería (WhatsApp u otro)</text:p>
          </table:table-cell>
          <table:table-cell table:style-name="ce6" office:value-type="string" calcext:value-type="string">
            <text:p>1 vez cada 1–3 meses</text:p>
          </table:table-cell>
          <table:table-cell table:style-name="ce6" office:value-type="string" calcext:value-type="string">
            <text:p>Corte de servicio / Sin internet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1–3 días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Reporté el problema, luego me dieron indicaciones para intentar solucionarlo desde casa, al no funcionar, decidieron enviar a un técnico, el cual vino a los dos días, y empezó con el chequeo desde el poste </text:p>
          </table:table-cell>
          <table:table-cell table:style-name="ce10" office:value-type="string" calcext:value-type="string">
            <text:p>Velocidad inferior a lo contratado, Intermitencia / desconexiones frecuente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0:56:12.02" calcext:value-type="date">
            <text:p>9/17/2025 20:56:12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, Telefonía fija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Menos de 1 vez al año</text:p>
          </table:table-cell>
          <table:table-cell table:style-name="ce7" office:value-type="string" calcext:value-type="string">
            <text:p>Fallo en equipo (router, módem)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1–3 día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El router dejo de funcionar, contacte al servicio y me lo reemplazaron </text:p>
          </table:table-cell>
          <table:table-cell table:style-name="ce11" office:value-type="string" calcext:value-type="string">
            <text:p>Velocidad inferior a lo contratado, Largos tiempos de espera para atención telefónica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0:56:13.92" calcext:value-type="date">
            <text:p>9/17/2025 20:56:13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móvil, Telefonía fija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Mensajería (WhatsApp u otro)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Baja velocidad / Intermitencia</text:p>
          </table:table-cell>
          <table:table-cell table:style-name="ce6" office:value-type="string" calcext:value-type="string">
            <text:p>Reemplazo de equipo / recolección en sucursal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Más de 7 días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Menos de 1 hora</text:p>
          </table:table-cell>
          <table:table-cell table:style-name="ce6"/>
          <table:table-cell table:style-name="ce10" office:value-type="string" calcext:value-type="string">
            <text:p>Sin servicio / corte total, Velocidad inferior a lo contratado, Intermitencia / desconexiones frecuente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0:59:26.06" calcext:value-type="date">
            <text:p>9/17/2025 20:59:26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Mensajería (WhatsApp u otro)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Baja velocidad / Intermitencia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1–3 días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, intentaré repararlo por mi cuenta antes de contactar.</text:p>
          </table:table-cell>
          <table:table-cell table:style-name="ce7" office:value-type="string" calcext:value-type="string">
            <text:p>1–7 días</text:p>
          </table:table-cell>
          <table:table-cell table:style-name="ce7"/>
          <table:table-cell table:style-name="ce11" office:value-type="string" calcext:value-type="string">
            <text:p>Velocidad inferior a lo contratado, Intermitencia / desconexiones frecuentes, Largos tiempos de espera para atención telefónica, Visitas técnicas demoradas o no resuelven</text:p>
          </table:table-cell>
          <table:table-cell table:number-columns-repeated="1007"/>
        </table:table-row>
        <table:table-row table:style-name="ro5">
          <table:table-cell table:style-name="ce2" office:value-type="date" office:date-value="2025-09-17T20:59:43.46" calcext:value-type="date">
            <text:p>9/17/2025 20:59:43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Problema de facturación / cobro incorrecto</text:p>
          </table:table-cell>
          <table:table-cell table:style-name="ce6" office:value-type="string" calcext:value-type="string">
            <text:p>Compensación / ajuste en factura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7 días</text:p>
          </table:table-cell>
          <table:table-cell table:style-name="ce6" office:value-type="string" calcext:value-type="string">
            <text:p>1. Llamar por problemas de internet</text:p>
            <text:p>2. Un vehiculo habia botado un poste del cableado, indicaron que ya se estaba trabajando en ello.</text:p>
            <text:p>3. 4 horas depues se reestablecio el servicio automaticamente</text:p>
            <text:p/>
            <text:p/>
          </table:table-cell>
          <table:table-cell table:style-name="ce10" office:value-type="string" calcext:value-type="string">
            <text:p>Sin servicio / corte total, Largos tiempos de espera para atención telefónica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1:00:43.89" calcext:value-type="date">
            <text:p>9/17/2025 21:00:43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rural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Mensajería (WhatsApp u otro)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Corte de servicio / Sin internet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Primero reporté el problema por medio de WhatsApp, luego me intentaron dar soluciones remotas que no funcionaron, y ya después me programaron una visita técnica para el siguiente día, y al día siguiente vinieron a la casa y solucionaron el problema en unos minutos.</text:p>
          </table:table-cell>
          <table:table-cell table:style-name="ce11" office:value-type="string" calcext:value-type="string">
            <text:p>Sin servicio / corte total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1:00:53.9" calcext:value-type="date">
            <text:p>9/17/2025 21:00:53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Corte de servicio / Sin internet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1–3 días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, intentaré repararlo por mi cuenta antes de contactar.</text:p>
          </table:table-cell>
          <table:table-cell table:style-name="ce6" office:value-type="string" calcext:value-type="string">
            <text:p>1–24 horas</text:p>
          </table:table-cell>
          <table:table-cell table:style-name="ce6"/>
          <table:table-cell table:style-name="ce10" office:value-type="string" calcext:value-type="string">
            <text:p>Sin servicio / corte total, Largos tiempos de espera para atención telefónica, Visitas técnicas demoradas o no resuelven</text:p>
          </table:table-cell>
          <table:table-cell table:number-columns-repeated="1007"/>
        </table:table-row>
        <table:table-row table:style-name="ro6">
          <table:table-cell table:style-name="ce3" office:value-type="date" office:date-value="2025-09-17T21:01:08.68" calcext:value-type="date">
            <text:p>9/17/2025 21:01:08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, Telefonía fija</text:p>
          </table:table-cell>
          <table:table-cell table:style-name="ce7" office:value-type="string" calcext:value-type="string">
            <text:p>Avanzado</text:p>
          </table:table-cell>
          <table:table-cell table:style-name="ce7" office:value-type="string" calcext:value-type="string">
            <text:p>Mensajería (WhatsApp u otro)</text:p>
          </table:table-cell>
          <table:table-cell table:style-name="ce7" office:value-type="string" calcext:value-type="string">
            <text:p>Menos de 1 vez al año</text:p>
          </table:table-cell>
          <table:table-cell table:style-name="ce7" office:value-type="string" calcext:value-type="string">
            <text:p>Problema de HW de un enrutador que no mostraba la WlLAN en frecuencia de 5Ghz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1–3 días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1-Me percato que la red 5Ghz no aparecía en mis dispositivos</text:p>
            <text:p>2- Reinicio de fabrica el enrutador para ver si era problema de configuración</text:p>
            <text:p>3- Al cabo de un día decido contactar al proveedor de servicio</text:p>
            <text:p>4- Durante la llamada ellos acceden a mi dispositivo lo reinician nuevamente y sigue sin funcionar la Wlan</text:p>
            <text:p>5- Programan visita técnica dentro de 3 días </text:p>
            <text:p>6- Al día 2 vienen y verifican estado del dispositivo y proceden a reemplazarlo</text:p>
          </table:table-cell>
          <table:table-cell table:style-name="ce11" office:value-type="string" calcext:value-type="string">
            <text:p>Problemas de configuración de equipos en casa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1:03:33.04" calcext:value-type="date">
            <text:p>9/17/2025 21:03:33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Menos de 1 vez al año</text:p>
          </table:table-cell>
          <table:table-cell table:style-name="ce6" office:value-type="string" calcext:value-type="string">
            <text:p>Baja velocidad / Intermitencia</text:p>
          </table:table-cell>
          <table:table-cell table:style-name="ce6" office:value-type="string" calcext:value-type="string">
            <text:p>Reemplazo de equipo / recolección en sucursal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No recuerd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Inmediatamente</text:p>
          </table:table-cell>
          <table:table-cell table:style-name="ce6"/>
          <table:table-cell table:style-name="ce10" office:value-type="string" calcext:value-type="string">
            <text:p>Velocidad inferior a lo contratado, Intermitencia / desconexiones frecuentes, Visitas técnicas demoradas o no resuelven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1:06:07.52" calcext:value-type="date">
            <text:p>9/17/2025 21:06:07</text:p>
          </table:table-cell>
          <table:table-cell table:style-name="ce7" office:value-type="string" calcext:value-type="string">
            <text:p>35–4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</text:p>
          </table:table-cell>
          <table:table-cell table:style-name="ce7" office:value-type="string" calcext:value-type="string">
            <text:p>Avanzado</text:p>
          </table:table-cell>
          <table:table-cell table:style-name="ce7" office:value-type="string" calcext:value-type="string">
            <text:p>Mensajería (WhatsApp u otro)</text:p>
          </table:table-cell>
          <table:table-cell table:style-name="ce7" office:value-type="string" calcext:value-type="string">
            <text:p>Más de 1 vez por mes</text:p>
          </table:table-cell>
          <table:table-cell table:style-name="ce7" office:value-type="string" calcext:value-type="string">
            <text:p>Fallo en equipo (router, módem)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Bo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Selección de menú, reporte del problema y luego la solución del mismo</text:p>
          </table:table-cell>
          <table:table-cell table:style-name="ce11" office:value-type="string" calcext:value-type="string">
            <text:p>Sin servicio / corte total, Velocidad inferior a lo contratado, Intermitencia / desconexiones frecuentes, Problemas de configuración de equipos en casa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1:06:37.02" calcext:value-type="date">
            <text:p>9/17/2025 21:06:37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móvil, Telefonía fija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Mensajería (WhatsApp u otro)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Fallo en equipo (router, módem)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Se reportó el fallo e inmediatamente se programó una visita técnica después de unos breves minutos en que se explicó sobre el problema presentado, luego se espero el tiempo indica para recibir al técnico y luego se atendió al técnico que revisó y reparó el equipo especificado.</text:p>
          </table:table-cell>
          <table:table-cell table:style-name="ce10" office:value-type="string" calcext:value-type="string">
            <text:p>Sin servicio / corte total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1:06:55.11" calcext:value-type="date">
            <text:p>9/17/2025 21:06:55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rural</text:p>
          </table:table-cell>
          <table:table-cell table:style-name="ce7" office:value-type="string" calcext:value-type="string">
            <text:p>Internet residencial, Telefonía móvil</text:p>
          </table:table-cell>
          <table:table-cell table:style-name="ce7" office:value-type="string" calcext:value-type="string">
            <text:p>Avanzado</text:p>
          </table:table-cell>
          <table:table-cell table:style-name="ce7" office:value-type="string" calcext:value-type="string">
            <text:p>Presencial en sucursal</text:p>
          </table:table-cell>
          <table:table-cell table:style-name="ce7" office:value-type="string" calcext:value-type="string">
            <text:p>Menos de 1 vez al año</text:p>
          </table:table-cell>
          <table:table-cell table:style-name="ce7" office:value-type="string" calcext:value-type="string">
            <text:p>Cambio de datos de referencia</text:p>
          </table:table-cell>
          <table:table-cell table:style-name="ce7" office:value-type="string" calcext:value-type="string">
            <text:p>Cambio de datos inmedia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No apliqué mensajerí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epende del costo/urgencia.</text:p>
          </table:table-cell>
          <table:table-cell table:style-name="ce7" office:value-type="string" calcext:value-type="string">
            <text:p>Más de 1 semana</text:p>
          </table:table-cell>
          <table:table-cell table:style-name="ce7" office:value-type="string" calcext:value-type="string">
            <text:p>Me presenté, solicité servicio al cliente, expuse mi problema y resolvieron</text:p>
          </table:table-cell>
          <table:table-cell table:style-name="ce11" office:value-type="string" calcext:value-type="string">
            <text:p>Casi ninguno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1:08:00.75" calcext:value-type="date">
            <text:p>9/17/2025 21:08:00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Baja velocidad / Intermitencia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Más o menos </text:p>
          </table:table-cell>
          <table:table-cell table:style-name="ce10" office:value-type="string" calcext:value-type="string">
            <text:p>Largos tiempos de espera para atención telefónica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1:09:21.23" calcext:value-type="date">
            <text:p>9/17/2025 21:09:21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Más de 1 vez por mes</text:p>
          </table:table-cell>
          <table:table-cell table:style-name="ce7" office:value-type="string" calcext:value-type="string">
            <text:p>Fallo en equipo (router, módem)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1–3 días</text:p>
          </table:table-cell>
          <table:table-cell table:style-name="ce7" office:value-type="string" calcext:value-type="string">
            <text:p>No apliqué mensajerí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1–24 horas</text:p>
          </table:table-cell>
          <table:table-cell table:style-name="ce7"/>
          <table:table-cell table:style-name="ce11" office:value-type="string" calcext:value-type="string">
            <text:p>Velocidad inferior a lo contratado, Visitas técnicas demoradas o no resuelven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1:18:41.78" calcext:value-type="date">
            <text:p>9/17/2025 21:18:41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Avanzad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Fallo en equipo (router, módem)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4–7 días</text:p>
          </table:table-cell>
          <table:table-cell table:style-name="ce6" office:value-type="string" calcext:value-type="string">
            <text:p>No recuerd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Inmediatamente</text:p>
          </table:table-cell>
          <table:table-cell table:style-name="ce6" office:value-type="string" calcext:value-type="string">
            <text:p>Problema, reporte, asistencia, cambio de equipo, solución </text:p>
          </table:table-cell>
          <table:table-cell table:style-name="ce10" office:value-type="string" calcext:value-type="string">
            <text:p>Sin servicio / corte total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1:23:47.72" calcext:value-type="date">
            <text:p>9/17/2025 21:23:47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Avanzad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Más de 1 vez por mes</text:p>
          </table:table-cell>
          <table:table-cell table:style-name="ce7" office:value-type="string" calcext:value-type="string">
            <text:p>Fallo en equipo (router, módem)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4–7 días</text:p>
          </table:table-cell>
          <table:table-cell table:style-name="ce7" office:value-type="string" calcext:value-type="string">
            <text:p>Bo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, prefiero convivir con el problema y no contactar porque considero que no resolverán.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llame, me contestaron, no resolvieron, volvi a llamar, insisti, amenace con cancelar servicio, me solucionaron</text:p>
          </table:table-cell>
          <table:table-cell table:style-name="ce11" office:value-type="string" calcext:value-type="string">
            <text:p>Velocidad inferior a lo contratado, Intermitencia / desconexiones frecuentes, Largos tiempos de espera para atención telefónica, Visitas técnicas demoradas o no resuelven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1:28:33.49" calcext:value-type="date">
            <text:p>9/17/2025 21:28:33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móvil, Telefonía fija</text:p>
          </table:table-cell>
          <table:table-cell table:style-name="ce6" office:value-type="string" calcext:value-type="string">
            <text:p>Avanzad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1 vez cada 1–3 meses</text:p>
          </table:table-cell>
          <table:table-cell table:style-name="ce6" office:value-type="string" calcext:value-type="string">
            <text:p>Fallo en equipo (router, módem)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1–3 días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, intentaré repararlo por mi cuenta antes de contactar.</text:p>
          </table:table-cell>
          <table:table-cell table:style-name="ce6" office:value-type="string" calcext:value-type="string">
            <text:p>1–24 horas</text:p>
          </table:table-cell>
          <table:table-cell table:style-name="ce6"/>
          <table:table-cell table:style-name="ce10" office:value-type="string" calcext:value-type="string">
            <text:p>Sin servicio / corte total, Intermitencia / desconexiones frecuente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1:31:36.04" calcext:value-type="date">
            <text:p>9/17/2025 21:31:36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Corte de servicio / Sin internet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4–7 días</text:p>
          </table:table-cell>
          <table:table-cell table:style-name="ce7" office:value-type="string" calcext:value-type="string">
            <text:p>No apliqué mensajerí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Se fue el inter, reinicie router, no volvió el internet, llame, espere al técnico, llame más veces para hacer presión, vino el técnico y volvió el internet</text:p>
          </table:table-cell>
          <table:table-cell table:style-name="ce11" office:value-type="string" calcext:value-type="string">
            <text:p>Sin servicio / corte total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1:32:36.43" calcext:value-type="date">
            <text:p>9/17/2025 21:32:36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Mensajería (WhatsApp u otro)</text:p>
          </table:table-cell>
          <table:table-cell table:style-name="ce6" office:value-type="string" calcext:value-type="string">
            <text:p>Menos de 1 vez al año</text:p>
          </table:table-cell>
          <table:table-cell table:style-name="ce6" office:value-type="string" calcext:value-type="string">
            <text:p>Problema de facturación / cobro incorrecto</text:p>
          </table:table-cell>
          <table:table-cell table:style-name="ce6" office:value-type="string" calcext:value-type="string">
            <text:p>Compensación / ajuste en factura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ás de 7 días</text:p>
          </table:table-cell>
          <table:table-cell table:style-name="ce6" office:value-type="string" calcext:value-type="string">
            <text:p>Bo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epende del costo/urgencia.</text:p>
          </table:table-cell>
          <table:table-cell table:style-name="ce6" office:value-type="string" calcext:value-type="string">
            <text:p>Más de 1 semana</text:p>
          </table:table-cell>
          <table:table-cell table:style-name="ce6"/>
          <table:table-cell table:style-name="ce10" office:value-type="string" calcext:value-type="string">
            <text:p>Problemas de facturación / cobros erróneos, Problemas de configuración de equipos en casa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1:53:34.15" calcext:value-type="date">
            <text:p>9/17/2025 21:53:34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Menos de 1 vez al año</text:p>
          </table:table-cell>
          <table:table-cell table:style-name="ce7" office:value-type="string" calcext:value-type="string">
            <text:p>Baja velocidad / Intermitencia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1–3 días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epende del costo/urgencia.</text:p>
          </table:table-cell>
          <table:table-cell table:style-name="ce7" office:value-type="string" calcext:value-type="string">
            <text:p>Más de 1 semana</text:p>
          </table:table-cell>
          <table:table-cell table:style-name="ce7" office:value-type="string" calcext:value-type="string">
            <text:p>Buena atención </text:p>
          </table:table-cell>
          <table:table-cell table:style-name="ce11" office:value-type="string" calcext:value-type="string">
            <text:p>Sin servicio / corte total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1:54:11.86" calcext:value-type="date">
            <text:p>9/17/2025 21:54:11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móvil, Telefonía fija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Problema en línea fija (no hay tono)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1–3 días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Llamada, programación visita, reparación</text:p>
          </table:table-cell>
          <table:table-cell table:style-name="ce10" office:value-type="string" calcext:value-type="string">
            <text:p>Velocidad inferior a lo contratado, Intermitencia / desconexiones frecuente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1:58:22.13" calcext:value-type="date">
            <text:p>9/17/2025 21:58:22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Avanzado</text:p>
          </table:table-cell>
          <table:table-cell table:style-name="ce7" office:value-type="string" calcext:value-type="string">
            <text:p>Mensajería (WhatsApp u otro)</text:p>
          </table:table-cell>
          <table:table-cell table:style-name="ce7" office:value-type="string" calcext:value-type="string">
            <text:p>1 vez cada 1–3 meses</text:p>
          </table:table-cell>
          <table:table-cell table:style-name="ce7" office:value-type="string" calcext:value-type="string">
            <text:p>Corte de servicio / Sin internet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Bo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Menos de 1 hora</text:p>
          </table:table-cell>
          <table:table-cell table:style-name="ce7"/>
          <table:table-cell table:style-name="ce11" office:value-type="string" calcext:value-type="string">
            <text:p>Intermitencia / desconexiones frecuentes, Visitas técnicas demoradas o no resuelven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2:12:33.12" calcext:value-type="date">
            <text:p>9/17/2025 22:12:33</text:p>
          </table:table-cell>
          <table:table-cell table:style-name="ce6" office:value-type="string" calcext:value-type="string">
            <text:p>35–4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Telefonía móvil</text:p>
          </table:table-cell>
          <table:table-cell table:style-name="ce6" office:value-type="string" calcext:value-type="string">
            <text:p>Básic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Menos de 1 vez al año</text:p>
          </table:table-cell>
          <table:table-cell table:style-name="ce6" office:value-type="string" calcext:value-type="string">
            <text:p>Baja velocidad / Intermitencia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Inmediatamente</text:p>
          </table:table-cell>
          <table:table-cell table:style-name="ce6" office:value-type="string" calcext:value-type="string">
            <text:p>Me resolvieron el programa</text:p>
          </table:table-cell>
          <table:table-cell table:style-name="ce10" office:value-type="string" calcext:value-type="string">
            <text:p>Intermitencia / desconexiones frecuente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2:13:59.74" calcext:value-type="date">
            <text:p>9/17/2025 22:13:59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, Telefonía fija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1–3 meses</text:p>
          </table:table-cell>
          <table:table-cell table:style-name="ce7" office:value-type="string" calcext:value-type="string">
            <text:p>Baja velocidad / Intermitencia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Bo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Tuve que llamar 5 veces para ser atendido y se tardaron 3 a 5 dias en venir a mi casa y ver por que el Internet estaba lento y para repararlo se tardaron toda una mañana y tuve que pedir permiso en el trabajo.</text:p>
          </table:table-cell>
          <table:table-cell table:style-name="ce11" office:value-type="string" calcext:value-type="string">
            <text:p>Velocidad inferior a lo contratado, Intermitencia / desconexiones frecuentes, Largos tiempos de espera para atención telefónica, Problemas de configuración de equipos en casa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2:14:59.57" calcext:value-type="date">
            <text:p>9/17/2025 22:14:59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Presencial en sucursal</text:p>
          </table:table-cell>
          <table:table-cell table:style-name="ce6" office:value-type="string" calcext:value-type="string">
            <text:p>Nunca</text:p>
          </table:table-cell>
          <table:table-cell table:style-name="ce6" office:value-type="string" calcext:value-type="string">
            <text:p>Fallo en equipo (router, módem)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En el momento que se detecto el problema se llamo, al ver que era un problema más técnico hicieron la visita y era el equipo</text:p>
          </table:table-cell>
          <table:table-cell table:style-name="ce10" office:value-type="string" calcext:value-type="string">
            <text:p>Velocidad inferior a lo contratado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2:48:19.14" calcext:value-type="date">
            <text:p>9/17/2025 22:48:19</text:p>
          </table:table-cell>
          <table:table-cell table:style-name="ce7" office:value-type="string" calcext:value-type="string">
            <text:p>35–4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Presencial en sucursal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Corte de servicio / Sin internet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1–3 días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Llamada - revisión técnica remota - cita con técnico - visita del técnico. </text:p>
          </table:table-cell>
          <table:table-cell table:style-name="ce11" office:value-type="string" calcext:value-type="string">
            <text:p>Sin servicio / corte total, Velocidad inferior a lo contratado, Intermitencia / desconexiones frecuentes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2:54:43.92" calcext:value-type="date">
            <text:p>9/17/2025 22:54:43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rural</text:p>
          </table:table-cell>
          <table:table-cell table:style-name="ce6" office:value-type="string" calcext:value-type="string">
            <text:p>Internet residencial, Telefonía móvil</text:p>
          </table:table-cell>
          <table:table-cell table:style-name="ce6" office:value-type="string" calcext:value-type="string">
            <text:p>Avanzad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Menos de 1 vez al año</text:p>
          </table:table-cell>
          <table:table-cell table:style-name="ce6" office:value-type="string" calcext:value-type="string">
            <text:p>Corte de servicio / Sin internet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El internet dejo de funcionar, hice una llamada, espere un momento y volvió a funcionar. </text:p>
          </table:table-cell>
          <table:table-cell table:style-name="ce10" office:value-type="string" calcext:value-type="string">
            <text:p>Sin servicio / corte total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3:04:59.88" calcext:value-type="date">
            <text:p>9/17/2025 23:04:59</text:p>
          </table:table-cell>
          <table:table-cell table:style-name="ce7" office:value-type="string" calcext:value-type="string">
            <text:p>45–5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, Telefonía fija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Chat en sitio web</text:p>
          </table:table-cell>
          <table:table-cell table:style-name="ce7" office:value-type="string" calcext:value-type="string">
            <text:p>Nunca</text:p>
          </table:table-cell>
          <table:table-cell table:style-name="ce7" office:value-type="string" calcext:value-type="string">
            <text:p>Problema en línea fija (no hay tono)</text:p>
          </table:table-cell>
          <table:table-cell table:style-name="ce7" office:value-type="string" calcext:value-type="string">
            <text:p>Reemplazo de equipo / recolección en sucursal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Inmediatamente</text:p>
          </table:table-cell>
          <table:table-cell table:style-name="ce7" office:value-type="string" calcext:value-type="string">
            <text:p>Rapido</text:p>
          </table:table-cell>
          <table:table-cell table:style-name="ce11" office:value-type="string" calcext:value-type="string">
            <text:p>Ninguna 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3:23:13.39" calcext:value-type="date">
            <text:p>9/17/2025 23:23:13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móvi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Mensajería (WhatsApp u otro)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Baja velocidad / Intermitencia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Bo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pende del costo/urgencia.</text:p>
          </table:table-cell>
          <table:table-cell table:style-name="ce6" office:value-type="string" calcext:value-type="string">
            <text:p>1–7 días</text:p>
          </table:table-cell>
          <table:table-cell table:style-name="ce6"/>
          <table:table-cell table:style-name="ce10" office:value-type="string" calcext:value-type="string">
            <text:p>Velocidad inferior a lo contratado, Intermitencia / desconexiones frecuente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3:32:54.51" calcext:value-type="date">
            <text:p>9/17/2025 23:32:54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, Telefonía fija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Baja velocidad / Intermitencia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No apliqué mensajerí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Llame ya que teníamos bajo rendimiento en el servicio y solo reiniciaron desde la central y estuve pendiente de las indicaciones </text:p>
          </table:table-cell>
          <table:table-cell table:style-name="ce11" office:value-type="string" calcext:value-type="string">
            <text:p>Velocidad inferior a lo contratado, Intermitencia / desconexiones frecuentes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3:38:44.9" calcext:value-type="date">
            <text:p>9/17/2025 23:38:44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móvi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Menos de 1 vez al año</text:p>
          </table:table-cell>
          <table:table-cell table:style-name="ce6" office:value-type="string" calcext:value-type="string">
            <text:p>Fallo en equipo (router, módem)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1–3 días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Inmediatamente</text:p>
          </table:table-cell>
          <table:table-cell table:style-name="ce6"/>
          <table:table-cell table:style-name="ce10" office:value-type="string" calcext:value-type="string">
            <text:p>Problemas de configuración de equipos en casa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7T23:46:54.82" calcext:value-type="date">
            <text:p>9/17/2025 23:46:54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1–3 meses</text:p>
          </table:table-cell>
          <table:table-cell table:style-name="ce7" office:value-type="string" calcext:value-type="string">
            <text:p>Problema de facturación / cobro incorrecto</text:p>
          </table:table-cell>
          <table:table-cell table:style-name="ce7" office:value-type="string" calcext:value-type="string">
            <text:p>Compensación / ajuste en factura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1–3 días</text:p>
          </table:table-cell>
          <table:table-cell table:style-name="ce7" office:value-type="string" calcext:value-type="string">
            <text:p>Bo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Inmediatamente</text:p>
          </table:table-cell>
          <table:table-cell table:style-name="ce7"/>
          <table:table-cell table:style-name="ce11" office:value-type="string" calcext:value-type="string">
            <text:p>Velocidad inferior a lo contratado, Intermitencia / desconexiones frecuentes, Problemas de facturación / cobros erróneos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7T23:47:58.93" calcext:value-type="date">
            <text:p>9/17/2025 23:47:58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1 vez cada 1–3 meses</text:p>
          </table:table-cell>
          <table:table-cell table:style-name="ce6" office:value-type="string" calcext:value-type="string">
            <text:p>Baja velocidad / Intermitencia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Lento</text:p>
          </table:table-cell>
          <table:table-cell table:style-name="ce10" office:value-type="string" calcext:value-type="string">
            <text:p>Velocidad inferior a lo contratado, Intermitencia / desconexiones frecuentes, Visitas técnicas demoradas o no resuelven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8T00:14:37.69" calcext:value-type="date">
            <text:p>9/18/2025 0:14:37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, Telefonía fija</text:p>
          </table:table-cell>
          <table:table-cell table:style-name="ce7" office:value-type="string" calcext:value-type="string">
            <text:p>Avanzad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Fallo en equipo (router, módem)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No apliqué mensajerí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Espera-llamada de llegada-llegada-diagnostico-arreglo</text:p>
          </table:table-cell>
          <table:table-cell table:style-name="ce11" office:value-type="string" calcext:value-type="string">
            <text:p>Sin servicio / corte total, Velocidad inferior a lo contratado, Intermitencia / desconexiones frecuentes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8T02:57:36.57" calcext:value-type="date">
            <text:p>9/18/2025 2:57:36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Avanzad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Nunca</text:p>
          </table:table-cell>
          <table:table-cell table:style-name="ce6" office:value-type="string" calcext:value-type="string">
            <text:p>Corte de servicio / Sin internet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1–3 días</text:p>
          </table:table-cell>
          <table:table-cell table:style-name="ce6" office:value-type="string" calcext:value-type="string">
            <text:p>No recuerd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24 horas</text:p>
          </table:table-cell>
          <table:table-cell table:style-name="ce6"/>
          <table:table-cell table:style-name="ce10" office:value-type="string" calcext:value-type="string">
            <text:p>ninguno en varios año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8T05:38:32.97" calcext:value-type="date">
            <text:p>9/18/2025 5:38:32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fija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Fallo en equipo (router, módem)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4–7 días</text:p>
          </table:table-cell>
          <table:table-cell table:style-name="ce7" office:value-type="string" calcext:value-type="string">
            <text:p>Bo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La velocidad del Internet era demasiado baja de lo q se adquirió, y a veces no había nada de Internet y se tardaron como 5 días en venir y resolver</text:p>
          </table:table-cell>
          <table:table-cell table:style-name="ce11" office:value-type="string" calcext:value-type="string">
            <text:p>Velocidad inferior a lo contratado, Intermitencia / desconexiones frecuentes, Problemas de facturación / cobros erróneos, Largos tiempos de espera para atención telefónica, Visitas técnicas demoradas o no resuelven, Problemas de configuración de equipos en casa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8T05:55:29.22" calcext:value-type="date">
            <text:p>9/18/2025 5:55:29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1 vez cada 1–3 meses</text:p>
          </table:table-cell>
          <table:table-cell table:style-name="ce6" office:value-type="string" calcext:value-type="string">
            <text:p>Baja velocidad / Intermitencia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Más de 7 días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Cuando inicio hice una llamada a servicio al cliente, estuve llamando muy a menudo hasta que ellos me brindaron un técnico para que revisaran y resolvieran el origen del problema </text:p>
          </table:table-cell>
          <table:table-cell table:style-name="ce10" office:value-type="string" calcext:value-type="string">
            <text:p>Sin servicio / corte total, Velocidad inferior a lo contratado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8T05:59:32.28" calcext:value-type="date">
            <text:p>9/18/2025 5:59:32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</text:p>
          </table:table-cell>
          <table:table-cell table:style-name="ce7" office:value-type="string" calcext:value-type="string">
            <text:p>Avanzad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Baja velocidad / Intermitencia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1–3 días</text:p>
          </table:table-cell>
          <table:table-cell table:style-name="ce7" table:number-columns-repeated="2"/>
          <table:table-cell table:style-name="ce7" office:value-type="string" calcext:value-type="string">
            <text:p>No, intentaré repararlo por mi cuenta antes de contactar.</text:p>
          </table:table-cell>
          <table:table-cell table:style-name="ce7" office:value-type="string" calcext:value-type="string">
            <text:p>1–24 horas</text:p>
          </table:table-cell>
          <table:table-cell table:style-name="ce7"/>
          <table:table-cell table:style-name="ce11" office:value-type="string" calcext:value-type="string">
            <text:p>Intermitencia / desconexiones frecuentes, Visitas técnicas demoradas o no resuelven, Problemas de configuración de equipos en casa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8T06:37:10.76" calcext:value-type="date">
            <text:p>9/18/2025 6:37:10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rural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Mensajería (WhatsApp u otro)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Contrato finalizado </text:p>
          </table:table-cell>
          <table:table-cell table:style-name="ce6" office:value-type="string" calcext:value-type="string">
            <text:p>Renovar contrato 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 se ha resuelto aún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Mi contrato de Internet caducó y aun no me dan un mejor plan que el anterior </text:p>
          </table:table-cell>
          <table:table-cell table:style-name="ce10" office:value-type="string" calcext:value-type="string">
            <text:p>Velocidad inferior a lo contratado, Problemas de configuración de equipos en casa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8T06:40:55.61" calcext:value-type="date">
            <text:p>9/18/2025 6:40:55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Avanzado</text:p>
          </table:table-cell>
          <table:table-cell table:style-name="ce7" office:value-type="string" calcext:value-type="string">
            <text:p>Mensajería (WhatsApp u otro)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Baja velocidad / Intermitencia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Fue intermedio por que en todos que me contestaban y en venir a mi hogar a resolverlo se tardo medio </text:p>
          </table:table-cell>
          <table:table-cell table:style-name="ce11" office:value-type="string" calcext:value-type="string">
            <text:p>Intermitencia / desconexiones frecuentes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8T06:48:50.83" calcext:value-type="date">
            <text:p>9/18/2025 6:48:50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fija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Fallo en equipo (router, módem)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Bo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, intentaré repararlo por mi cuenta antes de contactar.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Dectectar el problema, intentar solucionarlo, hacer la llamada, esperar por un agente en linea, seguir los pasos que dice el agente, se soluciona el problema, fin</text:p>
          </table:table-cell>
          <table:table-cell table:style-name="ce10" office:value-type="string" calcext:value-type="string">
            <text:p>Sin servicio / corte total, Velocidad inferior a lo contratado, Intermitencia / desconexiones frecuentes</text:p>
          </table:table-cell>
          <table:table-cell table:number-columns-repeated="1007"/>
        </table:table-row>
        <table:table-row table:style-name="ro5">
          <table:table-cell table:style-name="ce3" office:value-type="date" office:date-value="2025-09-18T07:09:53.76" calcext:value-type="date">
            <text:p>9/18/2025 7:09:53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Chat en sitio web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Baja velocidad / Intermitencia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Baja velocidad </text:p>
            <text:p>Escribir a chat de Tigo</text:p>
            <text:p>Conversación con agente de Tigo</text:p>
            <text:p>Reiniciar el router </text:p>
            <text:p>Problema resuelto </text:p>
          </table:table-cell>
          <table:table-cell table:style-name="ce11" office:value-type="string" calcext:value-type="string">
            <text:p>Velocidad inferior a lo contratado, Intermitencia / desconexiones frecuentes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8T07:45:24.33" calcext:value-type="date">
            <text:p>9/18/2025 7:45:24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Presencial en sucursal</text:p>
          </table:table-cell>
          <table:table-cell table:style-name="ce6" office:value-type="string" calcext:value-type="string">
            <text:p>Más de 1 vez por mes</text:p>
          </table:table-cell>
          <table:table-cell table:style-name="ce6" office:value-type="string" calcext:value-type="string">
            <text:p>Baja velocidad / Intermitencia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No se ha resuelto aún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, intentaré repararlo por mi cuenta antes de contactar.</text:p>
          </table:table-cell>
          <table:table-cell table:style-name="ce6" office:value-type="string" calcext:value-type="string">
            <text:p>Más de 1 semana</text:p>
          </table:table-cell>
          <table:table-cell table:style-name="ce6"/>
          <table:table-cell table:style-name="ce10" office:value-type="string" calcext:value-type="string">
            <text:p>Intermitencia / desconexiones frecuentes, Largos tiempos de espera para atención telefónica, Visitas técnicas demoradas o no resuelven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8T07:48:38.19" calcext:value-type="date">
            <text:p>9/18/2025 7:48:38</text:p>
          </table:table-cell>
          <table:table-cell table:style-name="ce7" office:value-type="string" calcext:value-type="string">
            <text:p>55–6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Menos de 1 vez al año</text:p>
          </table:table-cell>
          <table:table-cell table:style-name="ce7" office:value-type="string" calcext:value-type="string">
            <text:p>Fallo en equipo (router, módem)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No apliqué mensajerí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Sencillo pero la espera de la visita demoró varios dias</text:p>
          </table:table-cell>
          <table:table-cell table:style-name="ce11" office:value-type="string" calcext:value-type="string">
            <text:p>Sin servicio / corte total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8T08:48:54.9" calcext:value-type="date">
            <text:p>9/18/2025 8:48:54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móvi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Menos de 1 vez al año</text:p>
          </table:table-cell>
          <table:table-cell table:style-name="ce6" office:value-type="string" calcext:value-type="string">
            <text:p>Problema de facturación / cobro incorrecto</text:p>
          </table:table-cell>
          <table:table-cell table:style-name="ce6" office:value-type="string" calcext:value-type="string">
            <text:p>Compensación / ajuste en factura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7 días</text:p>
          </table:table-cell>
          <table:table-cell table:style-name="ce6"/>
          <table:table-cell table:style-name="ce10" office:value-type="string" calcext:value-type="string">
            <text:p>Problemas de facturación / cobros erróneo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8T09:07:05.68" calcext:value-type="date">
            <text:p>9/18/2025 9:07:05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, Telefonía fija</text:p>
          </table:table-cell>
          <table:table-cell table:style-name="ce7" office:value-type="string" calcext:value-type="string">
            <text:p>Avanzad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Baja velocidad / Intermitencia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Bo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Más de 1 semana</text:p>
          </table:table-cell>
          <table:table-cell table:style-name="ce7"/>
          <table:table-cell table:style-name="ce11" office:value-type="string" calcext:value-type="string">
            <text:p>Sin servicio / corte total, Velocidad inferior a lo contratado, Intermitencia / desconexiones frecuentes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8T09:11:57.78" calcext:value-type="date">
            <text:p>9/18/2025 9:11:57</text:p>
          </table:table-cell>
          <table:table-cell table:style-name="ce6" office:value-type="string" calcext:value-type="string">
            <text:p>55–6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Básico</text:p>
          </table:table-cell>
          <table:table-cell table:style-name="ce6" office:value-type="string" calcext:value-type="string">
            <text:p>Mensajería (WhatsApp u otro)</text:p>
          </table:table-cell>
          <table:table-cell table:style-name="ce6" office:value-type="string" calcext:value-type="string">
            <text:p>Nunca</text:p>
          </table:table-cell>
          <table:table-cell table:style-name="ce6" office:value-type="string" calcext:value-type="string">
            <text:p>Corte de servicio / Sin internet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24 horas</text:p>
          </table:table-cell>
          <table:table-cell table:style-name="ce6"/>
          <table:table-cell table:style-name="ce10" office:value-type="string" calcext:value-type="string">
            <text:p>Intermitencia / desconexiones frecuente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8T09:24:15.09" calcext:value-type="date">
            <text:p>9/18/2025 9:24:15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Mensajería (WhatsApp u otro)</text:p>
          </table:table-cell>
          <table:table-cell table:style-name="ce7" office:value-type="string" calcext:value-type="string">
            <text:p>1 vez cada 1–3 meses</text:p>
          </table:table-cell>
          <table:table-cell table:style-name="ce7" office:value-type="string" calcext:value-type="string">
            <text:p>Baja velocidad / Intermitencia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4–7 días</text:p>
          </table:table-cell>
          <table:table-cell table:style-name="ce7" office:value-type="string" calcext:value-type="string">
            <text:p>Bo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, intentaré repararlo por mi cuenta antes de contactar.</text:p>
          </table:table-cell>
          <table:table-cell table:style-name="ce7" office:value-type="string" calcext:value-type="string">
            <text:p>Más de 1 semana</text:p>
          </table:table-cell>
          <table:table-cell table:style-name="ce7"/>
          <table:table-cell table:style-name="ce11" office:value-type="string" calcext:value-type="string">
            <text:p>Velocidad inferior a lo contratado, Intermitencia / desconexiones frecuentes, Visitas técnicas demoradas o no resuelven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8T09:35:09.69" calcext:value-type="date">
            <text:p>9/18/2025 9:35:09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rural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Menos de 1 vez al año</text:p>
          </table:table-cell>
          <table:table-cell table:style-name="ce6" office:value-type="string" calcext:value-type="string">
            <text:p>Corte de servicio / Sin internet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–3 días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Se contacto al servicio al cliente tomo un tiempo que atendieran, tomaron el caso asignaron numero, dieron instrucciones para probar si el fallo era en casa, dijeron que pasarían el caso a un técnico superior hasta ese punto llegó la llamada. Horas después volvieron llamaron de la empresa de servicios para comprobar si ya está funcionando de nuevo y si ya había retornado el servicio</text:p>
          </table:table-cell>
          <table:table-cell table:style-name="ce10" office:value-type="string" calcext:value-type="string">
            <text:p>Sin servicio / corte total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8T09:42:09.72" calcext:value-type="date">
            <text:p>9/18/2025 9:42:09</text:p>
          </table:table-cell>
          <table:table-cell table:style-name="ce7" office:value-type="string" calcext:value-type="string">
            <text:p>45–5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Mensajería (WhatsApp u otro)</text:p>
          </table:table-cell>
          <table:table-cell table:style-name="ce7" office:value-type="string" calcext:value-type="string">
            <text:p>Menos de 1 vez al año</text:p>
          </table:table-cell>
          <table:table-cell table:style-name="ce7" office:value-type="string" calcext:value-type="string">
            <text:p>Corte de servicio / Sin internet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Inmediatamente</text:p>
          </table:table-cell>
          <table:table-cell table:style-name="ce7" office:value-type="string" calcext:value-type="string">
            <text:p>Contacte por WhatsApp y al día siguiente vino el técnico </text:p>
          </table:table-cell>
          <table:table-cell table:style-name="ce11" office:value-type="string" calcext:value-type="string">
            <text:p>Sin servicio / corte total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8T09:44:23.72" calcext:value-type="date">
            <text:p>9/18/2025 9:44:23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Mensajería (WhatsApp u otro)</text:p>
          </table:table-cell>
          <table:table-cell table:style-name="ce6" office:value-type="string" calcext:value-type="string">
            <text:p>Más de 1 vez por mes</text:p>
          </table:table-cell>
          <table:table-cell table:style-name="ce6" office:value-type="string" calcext:value-type="string">
            <text:p>Baja velocidad / Intermitencia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Tal vez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Bo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pende del costo/urgencia.</text:p>
          </table:table-cell>
          <table:table-cell table:style-name="ce6" office:value-type="string" calcext:value-type="string">
            <text:p>Inmediatamente</text:p>
          </table:table-cell>
          <table:table-cell table:style-name="ce6"/>
          <table:table-cell table:style-name="ce10" office:value-type="string" calcext:value-type="string">
            <text:p>Intermitencia / desconexiones frecuente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8T09:57:12.16" calcext:value-type="date">
            <text:p>9/18/2025 9:57:12</text:p>
          </table:table-cell>
          <table:table-cell table:style-name="ce7" office:value-type="string" calcext:value-type="string">
            <text:p>35–4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fija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Mensajería (WhatsApp u otro)</text:p>
          </table:table-cell>
          <table:table-cell table:style-name="ce7" office:value-type="string" calcext:value-type="string">
            <text:p>Menos de 1 vez al año</text:p>
          </table:table-cell>
          <table:table-cell table:style-name="ce7" office:value-type="string" calcext:value-type="string">
            <text:p>Problema en línea fija (no hay tono)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Más de 1 semana</text:p>
          </table:table-cell>
          <table:table-cell table:style-name="ce7" office:value-type="string" calcext:value-type="string">
            <text:p>Contacte un asesor de atención al cliente, expuse mi problema, luego se intento solucionar de manera virtual siguiendo algunos pasos, añ final se programo la visita de un técnico </text:p>
          </table:table-cell>
          <table:table-cell table:style-name="ce11" office:value-type="string" calcext:value-type="string">
            <text:p>Problemas de configuración de equipos en casa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8T10:36:14.85" calcext:value-type="date">
            <text:p>9/18/2025 10:36:14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fija</text:p>
          </table:table-cell>
          <table:table-cell table:style-name="ce6" office:value-type="string" calcext:value-type="string">
            <text:p>Básic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Menos de 1 vez al año</text:p>
          </table:table-cell>
          <table:table-cell table:style-name="ce6" office:value-type="string" calcext:value-type="string">
            <text:p>Corte de servicio / Sin internet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Menos de 1 hora</text:p>
          </table:table-cell>
          <table:table-cell table:style-name="ce6"/>
          <table:table-cell table:style-name="ce10" office:value-type="string" calcext:value-type="string">
            <text:p>Velocidad inferior a lo contratado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8T10:59:47.58" calcext:value-type="date">
            <text:p>9/18/2025 10:59:47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Baja velocidad / Intermitencia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Fue agradable</text:p>
          </table:table-cell>
          <table:table-cell table:style-name="ce11" office:value-type="string" calcext:value-type="string">
            <text:p>Intermitencia / desconexiones frecuentes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8T11:47:02.67" calcext:value-type="date">
            <text:p>9/18/2025 11:47:02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Básico</text:p>
          </table:table-cell>
          <table:table-cell table:style-name="ce6" office:value-type="string" calcext:value-type="string">
            <text:p>Presencial en sucursal</text:p>
          </table:table-cell>
          <table:table-cell table:style-name="ce6" office:value-type="string" calcext:value-type="string">
            <text:p>Menos de 1 vez al año</text:p>
          </table:table-cell>
          <table:table-cell table:style-name="ce6" office:value-type="string" calcext:value-type="string">
            <text:p>Baja velocidad / Intermitencia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No recuerd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estresante</text:p>
          </table:table-cell>
          <table:table-cell table:style-name="ce10" office:value-type="string" calcext:value-type="string">
            <text:p>Velocidad inferior a lo contratado, Intermitencia / desconexiones frecuente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8T12:51:56.11" calcext:value-type="date">
            <text:p>9/18/2025 12:51:56</text:p>
          </table:table-cell>
          <table:table-cell table:style-name="ce7" office:value-type="string" calcext:value-type="string">
            <text:p>25–3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Avanzado</text:p>
          </table:table-cell>
          <table:table-cell table:style-name="ce7" office:value-type="string" calcext:value-type="string">
            <text:p>Mensajería (WhatsApp u otro)</text:p>
          </table:table-cell>
          <table:table-cell table:style-name="ce7" office:value-type="string" calcext:value-type="string">
            <text:p>1 vez cada 1–3 meses</text:p>
          </table:table-cell>
          <table:table-cell table:style-name="ce7" office:value-type="string" calcext:value-type="string">
            <text:p>Corte de servicio / Sin internet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1–24 horas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pende del costo/urgencia.</text:p>
          </table:table-cell>
          <table:table-cell table:style-name="ce7" office:value-type="string" calcext:value-type="string">
            <text:p>Menos de 1 hora</text:p>
          </table:table-cell>
          <table:table-cell table:style-name="ce7" office:value-type="string" calcext:value-type="string">
            <text:p>Se reporto el problema, luego de contactar la primera vez con atencion al cliente el problema no mejoro, hasta que se hablo por segunda vez</text:p>
          </table:table-cell>
          <table:table-cell table:style-name="ce11" office:value-type="string" calcext:value-type="string">
            <text:p>Sin servicio / corte total, Velocidad inferior a lo contratado, Intermitencia / desconexiones frecuentes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18T15:19:05.68" calcext:value-type="date">
            <text:p>9/18/2025 15:19:05</text:p>
          </table:table-cell>
          <table:table-cell table:style-name="ce6" office:value-type="string" calcext:value-type="string">
            <text:p>25–3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móvi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Más de 1 vez por mes</text:p>
          </table:table-cell>
          <table:table-cell table:style-name="ce6" office:value-type="string" calcext:value-type="string">
            <text:p>Corte de servicio / Sin internet</text:p>
          </table:table-cell>
          <table:table-cell table:style-name="ce6" office:value-type="string" calcext:value-type="string">
            <text:p>Programaron visita técnica (técnico presencial)</text:p>
          </table:table-cell>
          <table:table-cell table:style-name="ce6" office:value-type="string" calcext:value-type="string">
            <text:p>Sí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7 días</text:p>
          </table:table-cell>
          <table:table-cell table:style-name="ce6"/>
          <table:table-cell table:style-name="ce10" office:value-type="string" calcext:value-type="string">
            <text:p>Sin servicio / corte total, Intermitencia / desconexiones frecuentes, Largos tiempos de espera para atención telefónica, Visitas técnicas demoradas o no resuelven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8T17:53:36.49" calcext:value-type="date">
            <text:p>9/18/2025 17:53:36</text:p>
          </table:table-cell>
          <table:table-cell table:style-name="ce7" office:value-type="string" calcext:value-type="string">
            <text:p>35–4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</text:p>
          </table:table-cell>
          <table:table-cell table:style-name="ce7" office:value-type="string" calcext:value-type="string">
            <text:p>Básico</text:p>
          </table:table-cell>
          <table:table-cell table:style-name="ce7" office:value-type="string" calcext:value-type="string">
            <text:p>Mensajería (WhatsApp u otro)</text:p>
          </table:table-cell>
          <table:table-cell table:style-name="ce7" office:value-type="string" calcext:value-type="string">
            <text:p>Menos de 1 vez al año</text:p>
          </table:table-cell>
          <table:table-cell table:style-name="ce7" office:value-type="string" calcext:value-type="string">
            <text:p>Problema en línea fija (no hay tono)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/>
          <table:table-cell table:style-name="ce7" office:value-type="string" calcext:value-type="string">
            <text:p>No se ha resuelto aún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, prefiero convivir con el problema y no contactar porque considero que no resolverán.</text:p>
          </table:table-cell>
          <table:table-cell table:style-name="ce7" office:value-type="string" calcext:value-type="string">
            <text:p>1–7 días</text:p>
          </table:table-cell>
          <table:table-cell table:style-name="ce7"/>
          <table:table-cell table:style-name="ce11"/>
          <table:table-cell table:number-columns-repeated="1007"/>
        </table:table-row>
        <table:table-row table:style-name="ro3">
          <table:table-cell table:style-name="ce2" office:value-type="date" office:date-value="2025-09-18T19:24:46.99" calcext:value-type="date">
            <text:p>9/18/2025 19:24:46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Corte de servicio / Sin internet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–3 días</text:p>
          </table:table-cell>
          <table:table-cell table:style-name="ce6" office:value-type="string" calcext:value-type="string">
            <text:p>No apliqué mensajerí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1–24 horas</text:p>
          </table:table-cell>
          <table:table-cell table:style-name="ce6"/>
          <table:table-cell table:style-name="ce10" office:value-type="string" calcext:value-type="string">
            <text:p>Sin servicio / corte total, Problemas de facturación / cobros erróneos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19T06:32:25.16" calcext:value-type="date">
            <text:p>9/19/2025 6:32:25</text:p>
          </table:table-cell>
          <table:table-cell table:style-name="ce7" office:value-type="string" calcext:value-type="string">
            <text:p>18–2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Llamada telefónica</text:p>
          </table:table-cell>
          <table:table-cell table:style-name="ce7" office:value-type="string" calcext:value-type="string">
            <text:p>1 vez cada 1–3 meses</text:p>
          </table:table-cell>
          <table:table-cell table:style-name="ce7" office:value-type="string" calcext:value-type="string">
            <text:p>Baja velocidad / Intermitencia</text:p>
          </table:table-cell>
          <table:table-cell table:style-name="ce7" office:value-type="string" calcext:value-type="string">
            <text:p>Programaron visita técnica (técnico presencial)</text:p>
          </table:table-cell>
          <table:table-cell table:style-name="ce7" office:value-type="string" calcext:value-type="string">
            <text:p>Sí</text:p>
          </table:table-cell>
          <table:table-cell table:style-name="ce7" office:value-type="string" calcext:value-type="string">
            <text:p>1–3 días</text:p>
          </table:table-cell>
          <table:table-cell table:style-name="ce7" office:value-type="string" calcext:value-type="string">
            <text:p>No recuer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, intentaré repararlo por mi cuenta antes de contactar.</text:p>
          </table:table-cell>
          <table:table-cell table:style-name="ce7" office:value-type="string" calcext:value-type="string">
            <text:p>1–7 días</text:p>
          </table:table-cell>
          <table:table-cell table:style-name="ce7" office:value-type="string" calcext:value-type="string">
            <text:p>Llamada -&gt; Intento de resolucion remota que no funcionó -&gt; programación de visita técnica -&gt; Resolución</text:p>
          </table:table-cell>
          <table:table-cell table:style-name="ce11" office:value-type="string" calcext:value-type="string">
            <text:p>Velocidad inferior a lo contratado, Intermitencia / desconexiones frecuentes, Largos tiempos de espera para atención telefónica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20T07:40:32.72" calcext:value-type="date">
            <text:p>9/20/2025 7:40:32</text:p>
          </table:table-cell>
          <table:table-cell table:style-name="ce6" office:value-type="string" calcext:value-type="string">
            <text:p>35–4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, Telefonía móvil, Telefonía fija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Mensajería (WhatsApp u otro)</text:p>
          </table:table-cell>
          <table:table-cell table:style-name="ce6" office:value-type="string" calcext:value-type="string">
            <text:p>1 vez cada 4–12 meses</text:p>
          </table:table-cell>
          <table:table-cell table:style-name="ce6" office:value-type="string" calcext:value-type="string">
            <text:p>Problema de facturación / cobro incorrecto</text:p>
          </table:table-cell>
          <table:table-cell table:style-name="ce6" office:value-type="string" calcext:value-type="string">
            <text:p>Solución remota resuelta (configuración, reinicio, instrucció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–3 días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o, intentaré repararlo por mi cuenta antes de contactar.</text:p>
          </table:table-cell>
          <table:table-cell table:style-name="ce6" office:value-type="string" calcext:value-type="string">
            <text:p>Menos de 1 hora</text:p>
          </table:table-cell>
          <table:table-cell table:style-name="ce6" office:value-type="string" calcext:value-type="string">
            <text:p>recibi recibo con cobro excesivo - llame a SC - me resolvieron de inmediato</text:p>
          </table:table-cell>
          <table:table-cell table:style-name="ce10" office:value-type="string" calcext:value-type="string">
            <text:p>Velocidad inferior a lo contratado, Visitas técnicas demoradas o no resuelven, Problemas de configuración de equipos en casa</text:p>
          </table:table-cell>
          <table:table-cell table:number-columns-repeated="1007"/>
        </table:table-row>
        <table:table-row table:style-name="ro3">
          <table:table-cell table:style-name="ce3" office:value-type="date" office:date-value="2025-09-20T09:16:27.74" calcext:value-type="date">
            <text:p>9/20/2025 9:16:27</text:p>
          </table:table-cell>
          <table:table-cell table:style-name="ce7" office:value-type="string" calcext:value-type="string">
            <text:p>35–44</text:p>
          </table:table-cell>
          <table:table-cell table:style-name="ce7" office:value-type="string" calcext:value-type="string">
            <text:p>Zona urbana</text:p>
          </table:table-cell>
          <table:table-cell table:style-name="ce7" office:value-type="string" calcext:value-type="string">
            <text:p>Internet residencial, Telefonía móvil</text:p>
          </table:table-cell>
          <table:table-cell table:style-name="ce7" office:value-type="string" calcext:value-type="string">
            <text:p>Intermedio</text:p>
          </table:table-cell>
          <table:table-cell table:style-name="ce7" office:value-type="string" calcext:value-type="string">
            <text:p>Mensajería (WhatsApp u otro)</text:p>
          </table:table-cell>
          <table:table-cell table:style-name="ce7" office:value-type="string" calcext:value-type="string">
            <text:p>1 vez cada 4–12 meses</text:p>
          </table:table-cell>
          <table:table-cell table:style-name="ce7" office:value-type="string" calcext:value-type="string">
            <text:p>Corte de servicio / Sin internet</text:p>
          </table:table-cell>
          <table:table-cell table:style-name="ce7" office:value-type="string" calcext:value-type="string">
            <text:p>Solución remota resuelta (configuración, reinicio, instrucción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1–3 días</text:p>
          </table:table-cell>
          <table:table-cell table:style-name="ce7" office:value-type="string" calcext:value-type="string">
            <text:p>Agente human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í, volvería a contactar al servicio de atención al cliente.</text:p>
          </table:table-cell>
          <table:table-cell table:style-name="ce7" office:value-type="string" calcext:value-type="string">
            <text:p>1–24 horas</text:p>
          </table:table-cell>
          <table:table-cell table:style-name="ce7"/>
          <table:table-cell table:style-name="ce11" office:value-type="string" calcext:value-type="string">
            <text:p>Sin servicio / corte total, Velocidad inferior a lo contratado, Problemas de configuración de equipos en casa</text:p>
          </table:table-cell>
          <table:table-cell table:number-columns-repeated="1007"/>
        </table:table-row>
        <table:table-row table:style-name="ro3">
          <table:table-cell table:style-name="ce2" office:value-type="date" office:date-value="2025-09-20T12:11:36.19" calcext:value-type="date">
            <text:p>9/20/2025 12:11:36</text:p>
          </table:table-cell>
          <table:table-cell table:style-name="ce6" office:value-type="string" calcext:value-type="string">
            <text:p>18–24</text:p>
          </table:table-cell>
          <table:table-cell table:style-name="ce6" office:value-type="string" calcext:value-type="string">
            <text:p>Zona urbana</text:p>
          </table:table-cell>
          <table:table-cell table:style-name="ce6" office:value-type="string" calcext:value-type="string">
            <text:p>Internet residencial</text:p>
          </table:table-cell>
          <table:table-cell table:style-name="ce6" office:value-type="string" calcext:value-type="string">
            <text:p>Intermedio</text:p>
          </table:table-cell>
          <table:table-cell table:style-name="ce6" office:value-type="string" calcext:value-type="string">
            <text:p>Llamada telefónica</text:p>
          </table:table-cell>
          <table:table-cell table:style-name="ce6" office:value-type="string" calcext:value-type="string">
            <text:p>Menos de 1 vez al año</text:p>
          </table:table-cell>
          <table:table-cell table:style-name="ce6" office:value-type="string" calcext:value-type="string">
            <text:p>Problema de facturación / cobro incorrecto</text:p>
          </table:table-cell>
          <table:table-cell table:style-name="ce6" office:value-type="string" calcext:value-type="string">
            <text:p>Compensación / ajuste en factura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–24 horas</text:p>
          </table:table-cell>
          <table:table-cell table:style-name="ce6" office:value-type="string" calcext:value-type="string">
            <text:p>Agente human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í, volvería a contactar al servicio de atención al cliente.</text:p>
          </table:table-cell>
          <table:table-cell table:style-name="ce6" office:value-type="string" calcext:value-type="string">
            <text:p>Inmediatamente</text:p>
          </table:table-cell>
          <table:table-cell table:style-name="ce6" office:value-type="string" calcext:value-type="string">
            <text:p>Mencioné que no se había enviado la factura del mes y que necesitaba que mandarán la información al correo electrónico registrado.</text:p>
          </table:table-cell>
          <table:table-cell table:style-name="ce10" office:value-type="string" calcext:value-type="string">
            <text:p>Intermitencia / desconexiones frecuentes</text:p>
          </table:table-cell>
          <table:table-cell table:number-columns-repeated="1007"/>
        </table:table-row>
        <table:table-row table:style-name="ro3">
          <table:table-cell table:style-name="ce4" office:value-type="date" office:date-value="2025-09-21T21:30:49.9" calcext:value-type="date">
            <text:p>9/21/2025 21:30:49</text:p>
          </table:table-cell>
          <table:table-cell table:style-name="ce8" office:value-type="string" calcext:value-type="string">
            <text:p>18–24</text:p>
          </table:table-cell>
          <table:table-cell table:style-name="ce8" office:value-type="string" calcext:value-type="string">
            <text:p>Zona rural</text:p>
          </table:table-cell>
          <table:table-cell table:style-name="ce8" office:value-type="string" calcext:value-type="string">
            <text:p>Telefonía móvil</text:p>
          </table:table-cell>
          <table:table-cell table:style-name="ce8" office:value-type="string" calcext:value-type="string">
            <text:p>Básico</text:p>
          </table:table-cell>
          <table:table-cell table:style-name="ce8" office:value-type="string" calcext:value-type="string">
            <text:p>Presencial en sucursal</text:p>
          </table:table-cell>
          <table:table-cell table:style-name="ce8" office:value-type="string" calcext:value-type="string">
            <text:p>1 vez cada 4–12 meses</text:p>
          </table:table-cell>
          <table:table-cell table:style-name="ce8" office:value-type="string" calcext:value-type="string">
            <text:p>Fallo en equipo (router, módem)</text:p>
          </table:table-cell>
          <table:table-cell table:style-name="ce8" office:value-type="string" calcext:value-type="string">
            <text:p>Reemplazo de equipo / recolección en sucursal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1–3 días</text:p>
          </table:table-cell>
          <table:table-cell table:style-name="ce8" office:value-type="string" calcext:value-type="string">
            <text:p>No recuerdo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í, volvería a contactar al servicio de atención al cliente.</text:p>
          </table:table-cell>
          <table:table-cell table:style-name="ce8" office:value-type="string" calcext:value-type="string">
            <text:p>1–24 horas</text:p>
          </table:table-cell>
          <table:table-cell table:style-name="ce8"/>
          <table:table-cell table:style-name="ce12" office:value-type="string" calcext:value-type="string">
            <text:p>Velocidad inferior a lo contratado, Intermitencia / desconexiones frecuentes</text:p>
          </table:table-cell>
          <table:table-cell table:number-columns-repeated="1007"/>
        </table:table-row>
        <table:table-row table:style-name="ro7" table:number-rows-repeated="104849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spuestas de formulario 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1" table:number-columns-repeated="6" table:default-cell-style-name="Default"/>
        <table:table-column table:style-name="co4" table:number-columns-repeated="1000" table:default-cell-style-name="Default"/>
        <table:table-row table:style-name="ro3">
          <table:table-cell office:value-type="string" calcext:value-type="string">
            <text:p>numero_pregunta</text:p>
          </table:table-cell>
          <table:table-cell table:style-name="ce1" office:value-type="string" calcext:value-type="string">
            <text:p>pregunta</text:p>
          </table:table-cell>
          <table:table-cell table:style-name="ce5" table:number-columns-repeated="15"/>
          <table:table-cell table:style-name="ce9"/>
          <table:table-cell table:number-columns-repeated="1006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Marca temporal</text:p>
          </table:table-cell>
          <table:table-cell table:number-columns-repeated="1022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Edad</text:p>
          </table:table-cell>
          <table:table-cell table:number-columns-repeated="102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Ubicación</text:p>
          </table:table-cell>
          <table:table-cell table:number-columns-repeated="1022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Servicios contratados</text:p>
          </table:table-cell>
          <table:table-cell table:number-columns-repeated="1022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¿Cómo calificaría su nivel de conocimiento tecnológico?</text:p>
          </table:table-cell>
          <table:table-cell table:number-columns-repeated="1022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24" office:value-type="string" calcext:value-type="string">
            <text:p>¿Cuál es su canal preferido para contactar a su proveedor cuando tiene un problema?</text:p>
          </table:table-cell>
          <table:table-cell table:number-columns-repeated="1022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24" office:value-type="string" calcext:value-type="string">
            <text:p>¿Con qué frecuencia contacta al servicio de atención al cliente de su(s) proveedor(es)?</text:p>
          </table:table-cell>
          <table:table-cell table:number-columns-repeated="1022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24" office:value-type="string" calcext:value-type="string">
            <text:p>¿Cuál fue la causa del último problema por el que contactó al servicio al cliente?</text:p>
          </table:table-cell>
          <table:table-cell table:number-columns-repeated="1022"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24" office:value-type="string" calcext:value-type="string">
            <text:p>¿Cuál fue la solución que le ofrecieron en ese caso?</text:p>
          </table:table-cell>
          <table:table-cell table:number-columns-repeated="1022"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24" office:value-type="string" calcext:value-type="string">
            <text:p>¿Requirió la visita técnica de un técnico presencial para resolverlo?</text:p>
          </table:table-cell>
          <table:table-cell table:number-columns-repeated="1022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¿Cuánto tiempo tomó resolver el problema desde que lo reportó?</text:p>
          </table:table-cell>
          <table:table-cell table:number-columns-repeated="1022"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Si contactó por mensajería (WhatsApp u otro), ¿fue atendido por un agente humano o</text:p>
            <text:p>por un bot/chat automático?</text:p>
          </table:table-cell>
          <table:table-cell table:number-columns-repeated="1022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24" office:value-type="string" calcext:value-type="string">
            <text:p>¿Cómo calificaría el servicio recibido en esa ocasión?</text:p>
          </table:table-cell>
          <table:table-cell table:number-columns-repeated="1022"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24" office:value-type="string" calcext:value-type="string">
            <text:p>¿Volvería a contactar al servicio de atención para intentar resolver un problema similar</text:p>
            <text:p>en el futuro, o preferiría intentar repararlo usted mismo o convive con el problema sin</text:p>
            <text:p>contactar?</text:p>
          </table:table-cell>
          <table:table-cell table:number-columns-repeated="1022"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24" office:value-type="string" calcext:value-type="string">
            <text:p><text:s/>¿Cuánto tiempo pasó el problema antes de que decidiera contactar al servicio?</text:p>
          </table:table-cell>
          <table:table-cell table:number-columns-repeated="102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En sus palabras, ¿podría describir brevemente el flujo por el que pasó desde que</text:p>
            <text:p>reportó el problema hasta la resolución?</text:p>
          </table:table-cell>
          <table:table-cell table:number-columns-repeated="1022"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25" office:value-type="string" calcext:value-type="string">
            <text:p>Marque los problemas más frecuentes que tiene con su servicio (marque todas las</text:p>
            <text:p>que apliquen):</text:p>
          </table:table-cell>
          <table:table-cell table:number-columns-repeated="1022"/>
        </table:table-row>
        <table:table-row table:style-name="ro7" table:number-rows-repeated="1048478">
          <table:table-cell table:number-columns-repeated="1024"/>
        </table:table-row>
        <table:table-row table:style-name="ro8" table:number-rows-repeated="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spuestas_20_de_20_formulario_20_1" style:display-name="PageStyle_Respuestas de formulario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22T21:50:29.245134560</dc:date>
    <meta:editing-duration>PT3M58S</meta:editing-duration>
    <meta:editing-cycles>3</meta:editing-cycles>
    <meta:document-statistic meta:table-count="2" meta:cell-count="1375" meta:object-count="0"/>
  </office:meta>
</office:document-meta>
</file>